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8F000000901AB86C80.png"/>
  <manifest:file-entry manifest:media-type="image/png" manifest:full-path="Pictures/10000201000001C70000013B78A8E1E5.png"/>
  <manifest:file-entry manifest:media-type="image/png" manifest:full-path="Pictures/10000000000000940000008EAFF4CB6E.png"/>
  <manifest:file-entry manifest:media-type="image/png" manifest:full-path="Pictures/1000000000000640000006402BEBD2E6.png"/>
  <manifest:file-entry manifest:media-type="image/png" manifest:full-path="Pictures/10000000000000920000008BC4AC3941.png"/>
  <manifest:file-entry manifest:media-type="image/png" manifest:full-path="Pictures/100000000000008F0000009082DE2C12.png"/>
  <manifest:file-entry manifest:media-type="image/png" manifest:full-path="Pictures/100000000000008E0000007431276080.png"/>
  <manifest:file-entry manifest:media-type="image/png" manifest:full-path="Pictures/10000000000000960000008F0B175A4F.png"/>
  <manifest:file-entry manifest:media-type="image/png" manifest:full-path="Pictures/10000000000000910000008BCA1FD9F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vertical-align="middle" fo:padding-top="0.142cm" fo:padding-bottom="0.142cm" fo:padding-left="0.267cm" fo:padding-right="0.267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stroke-linejoin="bevel" draw:fill="solid" draw:fill-color="#dddddd" fo:min-height="0.55cm"/>
    </style:style>
    <style:style style:name="gr4" style:family="graphic" style:parent-style-name="standard">
      <style:graphic-properties draw:stroke="none" svg:stroke-color="#808080" draw:fill="solid" draw:fill-color="#9999ff" fo:min-height="0.75cm"/>
    </style:style>
    <style:style style:name="gr5" style:family="graphic" style:parent-style-name="standard">
      <style:graphic-properties draw:stroke="none" svg:stroke-color="#808080" draw:fill="solid" draw:fill-color="#cc99ff" fo:min-height="5.8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0.713cm" fo:min-width="0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3.9cm" svg:height="17.8cm" svg:x="1.844cm" svg:y="1.6cm">
          <text:p/>
        </draw:rect>
        <draw:frame draw:style-name="gr2" draw:text-style-name="P1" draw:layer="layout" svg:width="4.8cm" svg:height="1.3cm" svg:x="4.5cm" svg:y="1.7cm">
          <draw:image xlink:href="Pictures/10000201000001C70000013B78A8E1E5.png" xlink:type="simple" xlink:show="embed" xlink:actuate="onLoad">
            <text:p/>
          </draw:image>
        </draw:frame>
        <draw:frame draw:style-name="gr3" draw:layer="layout" svg:width="10.1cm" svg:height="0.963cm" svg:x="2.4cm" svg:y="3.4cm">
          <draw:text-box>
            <text:p>Dropdowns and Hyperlinks</text:p>
          </draw:text-box>
        </draw:frame>
        <draw:frame draw:style-name="gr4" draw:layer="layout" svg:width="6.4cm" svg:height="1cm" svg:x="18.7cm" svg:y="3.5cm">
          <draw:text-box>
            <text:p>Search bar</text:p>
          </draw:text-box>
        </draw:frame>
        <draw:frame draw:style-name="gr4" draw:layer="layout" svg:width="3.1cm" svg:height="1cm" svg:x="22cm" svg:y="2.2cm">
          <draw:text-box>
            <text:p>Cart Icon</text:p>
          </draw:text-box>
        </draw:frame>
        <draw:frame draw:style-name="gr4" draw:layer="layout" svg:width="3.1cm" svg:height="1cm" svg:x="18.7cm" svg:y="2.2cm">
          <draw:text-box>
            <text:p>Login</text:p>
          </draw:text-box>
        </draw:frame>
        <draw:frame draw:style-name="gr5" draw:layer="layout" svg:width="11.7cm" svg:height="6.1cm" svg:x="7.7cm" svg:y="5.7cm">
          <draw:text-box>
            <text:p>Advertisement Slideshow</text:p>
          </draw:text-box>
        </draw:frame>
        <draw:line draw:style-name="gr6" draw:text-style-name="P1" draw:layer="layout" svg:x1="25.6cm" svg:y1="4.8cm" svg:x2="1.7cm" svg:y2="4.8cm">
          <text:p/>
        </draw:line>
        <draw:frame draw:style-name="gr2" draw:text-style-name="P1" draw:layer="layout" svg:width="3.324cm" svg:height="2.712cm" svg:x="6.4cm" svg:y="12.3cm">
          <draw:image xlink:href="Pictures/100000000000008F000000901AB86C80.png" xlink:type="simple" xlink:show="embed" xlink:actuate="onLoad">
            <text:p/>
          </draw:image>
        </draw:frame>
        <draw:frame draw:style-name="gr7" draw:layer="layout" svg:width="24.31cm" svg:height="0.963cm" svg:x="1.8cm" svg:y="18.4cm">
          <draw:text-box>
            <text:p>Footer which includes Store Logo,About Us, Store Homepage, Contacts, Feedbacks </text:p>
          </draw:text-box>
        </draw:frame>
        <draw:frame draw:style-name="gr2" draw:text-style-name="P1" draw:layer="layout" svg:width="3.2cm" svg:height="2.8cm" svg:x="10.3cm" svg:y="12.4cm">
          <draw:image xlink:href="Pictures/10000000000000910000008BCA1FD9FE.png" xlink:type="simple" xlink:show="embed" xlink:actuate="onLoad">
            <text:p/>
          </draw:image>
        </draw:frame>
        <draw:frame draw:style-name="gr2" draw:text-style-name="P1" draw:layer="layout" svg:width="3cm" svg:height="2.956cm" svg:x="14.1cm" svg:y="12.244cm">
          <draw:image xlink:href="Pictures/10000000000000940000008EAFF4CB6E.png" xlink:type="simple" xlink:show="embed" xlink:actuate="onLoad">
            <text:p/>
          </draw:image>
        </draw:frame>
        <draw:frame draw:style-name="gr2" draw:text-style-name="P1" draw:layer="layout" svg:width="3.083cm" svg:height="2.909cm" svg:x="17.717cm" svg:y="12.3cm">
          <draw:image xlink:href="Pictures/100000000000008F0000009082DE2C12.png" xlink:type="simple" xlink:show="embed" xlink:actuate="onLoad">
            <text:p/>
          </draw:image>
        </draw:frame>
        <draw:frame draw:style-name="gr2" draw:text-style-name="P1" draw:layer="layout" svg:width="3.168cm" svg:height="2.783cm" svg:x="6.632cm" svg:y="15.2cm">
          <draw:image xlink:href="Pictures/10000000000000960000008F0B175A4F.png" xlink:type="simple" xlink:show="embed" xlink:actuate="onLoad">
            <text:p/>
          </draw:image>
        </draw:frame>
        <draw:frame draw:style-name="gr2" draw:text-style-name="P1" draw:layer="layout" svg:width="3.156cm" svg:height="2.568cm" svg:x="10.244cm" svg:y="15.3cm">
          <draw:image xlink:href="Pictures/100000000000008E0000007431276080.png" xlink:type="simple" xlink:show="embed" xlink:actuate="onLoad">
            <text:p/>
          </draw:image>
        </draw:frame>
        <draw:frame draw:style-name="gr8" draw:text-style-name="P1" draw:layer="layout" svg:width="3.362cm" svg:height="2.676cm" svg:x="13.938cm" svg:y="15.324cm">
          <draw:image xlink:href="Pictures/10000000000000920000008BC4AC3941.png" xlink:type="simple" xlink:show="embed" xlink:actuate="onLoad">
            <text:p text:style-name="P1"/>
            <text:p text:style-name="P1">Soundcard</text:p>
          </draw:image>
        </draw:frame>
        <draw:frame draw:style-name="gr2" draw:text-style-name="P1" draw:layer="layout" svg:width="2.815cm" svg:height="2.8cm" svg:x="17.885cm" svg:y="15.4cm">
          <draw:image xlink:href="Pictures/10000000000000940000008EAFF4CB6E.png" xlink:type="simple" xlink:show="embed" xlink:actuate="onLoad">
            <text:p/>
          </draw:image>
        </draw:frame>
        <draw:frame draw:style-name="gr2" draw:text-style-name="P1" draw:layer="layout" svg:width="2.2cm" svg:height="2cm" svg:x="18.3cm" svg:y="15.6cm">
          <draw:image xlink:href="Pictures/1000000000000640000006402BEBD2E6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2" draw:text-style-name="P1" draw:layer="layout" svg:width="3.783cm" svg:height="3.809cm" svg:x="12.175cm" svg:y="8.987cm">
          <draw:image xlink:href="Pictures/100000000000008F000000901AB86C80.png" xlink:type="simple" xlink:show="embed" xlink:actuate="onLoad">
            <text:p/>
          </draw:image>
        </draw:frame>
        <draw:frame draw:style-name="gr2" draw:text-style-name="P1" draw:layer="layout" svg:width="3.835cm" svg:height="3.677cm" svg:x="15.365cm" svg:y="11cm">
          <draw:image xlink:href="Pictures/10000000000000910000008BCA1FD9FE.png" xlink:type="simple" xlink:show="embed" xlink:actuate="onLoad">
            <text:p/>
          </draw:image>
        </draw:frame>
        <draw:frame draw:style-name="gr2" draw:text-style-name="P1" draw:layer="layout" svg:width="3.915cm" svg:height="3.756cm" svg:x="3.785cm" svg:y="4.344cm">
          <draw:image xlink:href="Pictures/10000000000000940000008EAFF4CB6E.png" xlink:type="simple" xlink:show="embed" xlink:actuate="onLoad">
            <text:p/>
          </draw:image>
        </draw:frame>
        <draw:frame draw:style-name="gr2" draw:text-style-name="P1" draw:layer="layout" svg:width="3.783cm" svg:height="3.809cm" svg:x="4.417cm" svg:y="10.691cm">
          <draw:image xlink:href="Pictures/100000000000008F0000009082DE2C12.png" xlink:type="simple" xlink:show="embed" xlink:actuate="onLoad">
            <text:p/>
          </draw:image>
        </draw:frame>
        <draw:frame draw:style-name="gr2" draw:text-style-name="P1" draw:layer="layout" svg:width="3.968cm" svg:height="3.783cm" svg:x="13.01cm" svg:y="9cm">
          <draw:image xlink:href="Pictures/10000000000000960000008F0B175A4F.png" xlink:type="simple" xlink:show="embed" xlink:actuate="onLoad">
            <text:p/>
          </draw:image>
        </draw:frame>
        <draw:frame draw:style-name="gr2" draw:text-style-name="P1" draw:layer="layout" svg:width="3.756cm" svg:height="3.068cm" svg:x="9cm" svg:y="14.7cm">
          <draw:image xlink:href="Pictures/100000000000008E0000007431276080.png" xlink:type="simple" xlink:show="embed" xlink:actuate="onLoad">
            <text:p/>
          </draw:image>
        </draw:frame>
        <draw:frame draw:style-name="gr8" draw:text-style-name="P1" draw:layer="layout" svg:width="3.862cm" svg:height="3.677cm" svg:x="12.338cm" svg:y="3.023cm">
          <draw:image xlink:href="Pictures/10000000000000920000008BC4AC3941.png" xlink:type="simple" xlink:show="embed" xlink:actuate="onLoad">
            <text:p text:style-name="P1">Soundcard</text:p>
          </draw:image>
        </draw:frame>
        <draw:frame draw:style-name="gr2" draw:text-style-name="P1" draw:layer="layout" svg:width="2.2cm" svg:height="2cm" svg:x="4.6cm" svg:y="4.9cm">
          <draw:image xlink:href="Pictures/1000000000000640000006402BEBD2E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 H</meta:initial-creator>
    <meta:creation-date>2019-01-22T14:43:40.58</meta:creation-date>
    <dc:date>2019-01-22T15:34:22.91</dc:date>
    <dc:creator>M H</dc:creator>
    <meta:editing-duration>PT50M43S</meta:editing-duration>
    <meta:editing-cycles>8</meta:editing-cycles>
    <meta:generator>OpenOffice/4.1.5$Win32 OpenOffice.org_project/415m1$Build-9789</meta:generator>
    <meta:document-statistic meta:object-count="26"/>
  </office:meta>
</office:document-meta>
</file>